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9.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8.67cm"/>
    </style:style>
    <style:style style:name="co6" style:family="table-column">
      <style:table-column-properties fo:break-before="auto" style:column-width="5.734cm"/>
    </style:style>
    <style:style style:name="co7" style:family="table-column">
      <style:table-column-properties fo:break-before="auto" style:column-width="9.707cm"/>
    </style:style>
    <style:style style:name="co8" style:family="table-column">
      <style:table-column-properties fo:break-before="auto" style:column-width="8.555cm"/>
    </style:style>
    <style:style style:name="co9" style:family="table-column">
      <style:table-column-properties fo:break-before="auto" style:column-width="3.831cm"/>
    </style:style>
    <style:style style:name="co10" style:family="table-column">
      <style:table-column-properties fo:break-before="auto" style:column-width="3.771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color="#333333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DesktopShee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>
            <text:p>TcNo</text:p>
          </table:table-cell>
          <table:table-cell table:style-name="ce1" office:value-type="string">
            <text:p>TcDesr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ObjectIdentifiertype</text:p>
          </table:table-cell>
          <table:table-cell table:style-name="ce1" office:value-type="string">
            <text:p>ObjectIdentifier</text:p>
          </table:table-cell>
          <table:table-cell table:style-name="ce1" office:value-type="string">
            <text:p>TestData</text:p>
          </table:table-cell>
          <table:table-cell table:style-name="ce1" office:value-type="string">
            <text:p>ObjectSheet</text:p>
          </table:table-cell>
          <table:table-cell table:style-name="ce1" office:value-type="string">
            <text:p>Execute</text:p>
          </table:table-cell>
          <table:table-cell table:style-name="ce2" table:number-columns-repeated="1005"/>
          <table:table-cell table:style-name="ce3"/>
        </table:table-row>
        <table:table-row table:style-name="ro1">
          <table:table-cell office:value-type="string">
            <text:p>Pre-Requisite</text:p>
          </table:table-cell>
          <table:table-cell office:value-type="string">
            <text:p>Navigate to the ae mobile site</text:p>
          </table:table-cell>
          <table:table-cell office:value-type="string">
            <text:p>Navigate</text:p>
          </table:table-cell>
          <table:table-cell table:number-columns-repeated="2"/>
          <table:table-cell office:value-type="string">
            <text:p>https://dev-m.ae.com/account/bag</text:p>
          </table:table-cell>
          <table:table-cell/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eck whether the bag text is appearing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609'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ck whether the subtotal section is appearing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621'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 whether the away from free shiping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651'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ck whether the size is getting displayed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872']/div[1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ck whether the qty is getting displayed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872']/div[2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heck whether the color is getting displayed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872']/div[3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ck whether the save button is getting button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872']/div[4]/button[2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eck whether the cancel button is getting diplayed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872']/div[4]/button[1]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eck whether the checkout button is getting displyed or not</text:p>
          </table:table-cell>
          <table:table-cell office:value-type="string">
            <text:p>UiTest</text:p>
          </table:table-cell>
          <table:table-cell office:value-type="string">
            <text:p>xpath</text:p>
          </table:table-cell>
          <table:table-cell office:value-type="string">
            <text:p>.//*[@id='ember602']/div[1]/div/div[4]/div/div[6]/button</text:p>
          </table:table-cell>
          <table:table-cell/>
          <table:table-cell office:value-type="string">
            <text:p>mDotObjects</text:p>
          </table:table-cell>
          <table:table-cell office:value-type="string">
            <text:p>YES</text:p>
          </table:table-cell>
          <table:table-cell table:number-columns-repeated="1006"/>
        </table:table-row>
      </table:table>
      <table:table table:name="mDotObjects" table:style-name="ta1" table:print="false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3" table:default-cell-style-name="Default"/>
        <table:table-row table:style-name="ro1">
          <table:table-cell table:style-name="ce4" office:value-type="string">
            <text:p>ObjectId</text:p>
          </table:table-cell>
          <table:table-cell table:style-name="ce4" office:value-type="string">
            <text:p>ObjName</text:p>
          </table:table-cell>
          <table:table-cell table:style-name="ce4" office:value-type="string">
            <text:p>ObjXpath</text:p>
          </table:table-cell>
          <table:table-cell table:style-name="ce4" office:value-type="string">
            <text:p>DesktopApplicability</text:p>
          </table:table-cell>
          <table:table-cell table:style-name="ce4" office:value-type="string">
            <text:p>DesktopXcoordinate</text:p>
          </table:table-cell>
          <table:table-cell table:style-name="ce4" office:value-type="string">
            <text:p>DesktopYCoordinate</text:p>
          </table:table-cell>
          <table:table-cell table:style-name="ce4" office:value-type="string">
            <text:p>DesktopWidth</text:p>
          </table:table-cell>
          <table:table-cell table:style-name="ce4" office:value-type="string">
            <text:p>DesktopHeight</text:p>
          </table:table-cell>
          <table:table-cell table:style-name="ce4" office:value-type="string">
            <text:p>TabletApplicability</text:p>
          </table:table-cell>
          <table:table-cell table:style-name="ce4" office:value-type="string">
            <text:p>TabletXCoordinate</text:p>
          </table:table-cell>
          <table:table-cell table:style-name="ce4" office:value-type="string">
            <text:p>TabletYCoordinate</text:p>
          </table:table-cell>
          <table:table-cell table:style-name="ce4" office:value-type="string">
            <text:p>TabletWidth</text:p>
          </table:table-cell>
          <table:table-cell table:style-name="ce4" office:value-type="string">
            <text:p>TabletHeight</text:p>
          </table:table-cell>
          <table:table-cell table:style-name="ce4" office:value-type="string">
            <text:p>MobileApplicability</text:p>
          </table:table-cell>
          <table:table-cell table:style-name="ce4" office:value-type="string">
            <text:p>MobileXCoordinate</text:p>
          </table:table-cell>
          <table:table-cell table:style-name="ce4" office:value-type="string">
            <text:p>MobileYCoordinate</text:p>
          </table:table-cell>
          <table:table-cell table:style-name="ce4" office:value-type="string">
            <text:p>MobileWidth</text:p>
          </table:table-cell>
          <table:table-cell table:style-name="ce4" office:value-type="string">
            <text:p>MobileHeigh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heck whether the bag text is appearing or not</text:p>
          </table:table-cell>
          <table:table-cell office:value-type="string">
            <text:p>.//*[@id='ember609'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heck whether the subtotal section is appearing or not</text:p>
          </table:table-cell>
          <table:table-cell office:value-type="string">
            <text:p>.//*[@id='ember621'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 whether the away from free shiping</text:p>
          </table:table-cell>
          <table:table-cell office:value-type="string">
            <text:p>.//*[@id='ember651'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eck whether the size is getting displayed or not</text:p>
          </table:table-cell>
          <table:table-cell office:value-type="string">
            <text:p>.//*[@id='ember872']/div[1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heck whether the qty is getting displayed or not</text:p>
          </table:table-cell>
          <table:table-cell office:value-type="string">
            <text:p>.//*[@id='ember872']/div[2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heck whether the color is getting displayed or not</text:p>
          </table:table-cell>
          <table:table-cell office:value-type="string">
            <text:p>.//*[@id='ember872']/div[3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heck whether the save button is getting button</text:p>
          </table:table-cell>
          <table:table-cell office:value-type="string">
            <text:p>.//*[@id='ember872']/div[4]/button[2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eck whether the cancel button is getting diplayed or not</text:p>
          </table:table-cell>
          <table:table-cell office:value-type="string">
            <text:p>.//*[@id='ember872']/div[4]/button[1]</text:p>
          </table:table-cell>
          <table:table-cell office:value-type="string">
            <text:p>YES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eck whether the checkout button is getting displyed or not</text:p>
          </table:table-cell>
          <table:table-cell office:value-type="string">
            <text:p>.//*[@id='ember602']/div[1]/div/div[4]/div/div[6]/button</text:p>
          </table:table-cell>
          <table:table-cell office:value-type="string">
            <text:p>YES</text:p>
          </table:table-cell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12/08/2014</text:date>, <text:time>14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1:00:55</meta:creation-date>
    <dc:date>2014-08-12T14:56:16</dc:date>
    <meta:editing-duration>PT3H20M16S</meta:editing-duration>
    <meta:editing-cycles>5</meta:editing-cycles>
    <meta:generator>OpenOffice/4.1.0$Unix OpenOffice.org_project/410m18$Build-9764</meta:generator>
    <meta:document-statistic meta:table-count="2" meta:cell-count="130" meta:object-count="0"/>
  </office:meta>
</office:document-meta>
</file>